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ada0" officeooo:paragraph-rsid="0019ada0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Standard">
      <style:text-properties officeooo:rsid="0019ada0" officeooo:paragraph-rsid="0019ada0"/>
    </style:style>
    <style:style style:name="P5" style:family="paragraph" style:parent-style-name="Preformatted_20_Text">
      <style:text-properties fo:color="#c0c0c0" officeooo:rsid="0019ada0" officeooo:paragraph-rsid="0019ada0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fo:color="#00677c" fo:font-weight="bold"/>
    </style:style>
    <style:style style:name="T7" style:family="text">
      <style:text-properties fo:color="#092e64"/>
    </style:style>
    <style:style style:name="T8" style:family="text">
      <style:text-properties officeooo:rsid="001c27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blem 1</text:p>
      <text:p text:style-name="P1"/>
      <text:p text:style-name="P1">#<text:span text:style-name="T1">include</text:span><text:span text:style-name="T2"> </text:span>&lt;<text:span text:style-name="T3">iostream</text:span>&gt;</text:p>
      <text:p text:style-name="P2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3"><text:span text:style-name="T4">int</text:span><text:span text:style-name="T2"> </text:span><text:span text:style-name="T6">main</text:span>()</text:p>
      <text:p text:style-name="P3">{</text:p>
      <text:p text:style-name="P3"><text:span text:style-name="T2"><text:s text:c="4"/></text:span><text:span text:style-name="T4">int</text:span><text:span text:style-name="T2"> </text:span><text:span text:style-name="T7">x</text:span><text:span text:style-name="T2"> </text:span>=<text:span text:style-name="T2"> </text:span><text:span text:style-name="T1">4</text:span>;</text:p>
      <text:p text:style-name="P3"><text:span text:style-name="T2"><text:s text:c="4"/></text:span><text:span text:style-name="T4">int</text:span><text:span text:style-name="T2"> </text:span><text:span text:style-name="T7">y1</text:span><text:span text:style-name="T2"> </text:span>=<text:span text:style-name="T2"> </text:span><text:span text:style-name="T1">2</text:span><text:span text:style-name="T2"> </text:span>*<text:span text:style-name="T2"> </text:span><text:span text:style-name="T7">x</text:span>;</text:p>
      <text:p text:style-name="P3"><text:span text:style-name="T2"><text:s text:c="4"/></text:span><text:span text:style-name="T4">int</text:span><text:span text:style-name="T2"> </text:span><text:span text:style-name="T7">y2</text:span><text:span text:style-name="T2"> </text:span>=<text:span text:style-name="T2"> </text:span><text:span text:style-name="T7">x</text:span><text:span text:style-name="T2"> </text:span>+<text:span text:style-name="T2"> </text:span><text:span text:style-name="T1">17</text:span>;</text:p>
      <text:p text:style-name="P2"><text:span text:style-name="T2"><text:s text:c="4"/></text:span><text:span text:style-name="T4">int</text:span><text:span text:style-name="T2"> </text:span><text:span text:style-name="T7">y3</text:span><text:span text:style-name="T2"> </text:span>=<text:span text:style-name="T2"> </text:span><text:span text:style-name="T7">x</text:span><text:span text:style-name="T2"> </text:span>&gt;=<text:span text:style-name="T2"> </text:span><text:span text:style-name="T1">0</text:span><text:span text:style-name="T2"> </text:span>?<text:span text:style-name="T2"> </text:span><text:span text:style-name="T1">13</text:span><text:span text:style-name="T2"> </text:span>:<text:span text:style-name="T2"> </text:span><text:span text:style-name="T1">7</text:span>;</text:p>
      <text:p text:style-name="P3"><text:span text:style-name="T2"><text:s text:c="4"/></text:span><text:span text:style-name="T4">return</text:span><text:span text:style-name="T2"> </text:span><text:span text:style-name="T1">0</text:span>;</text:p>
      <text:p text:style-name="P2">}</text:p>
      <text:p text:style-name="P5"><text:s text:c="8"/></text:p>
      <text:p text:style-name="P3"><text:span text:style-name="T2"><text:s text:c="8"/></text:span>7<text:span text:style-name="T2"> </text:span>[1]<text:span text:style-name="T2"> <text:s text:c="6"/></text:span>int<text:span text:style-name="T2"> </text:span>x<text:span text:style-name="T2"> </text:span>=<text:span text:style-name="T2"> </text:span>4;</text:p>
      <text:p text:style-name="P3">0x55e3f494f171<text:span text:style-name="T2"> <text:s/></text:span>&lt;+<text:span text:style-name="T2"> <text:s text:c="3"/></text:span>8&gt;<text:span text:style-name="T2"> <text:s text:c="7"/></text:span>c7<text:span text:style-name="T2"> </text:span>45<text:span text:style-name="T2"> </text:span>f0<text:span text:style-name="T2"> </text:span>04<text:span text:style-name="T2"> </text:span>00<text:span text:style-name="T2"> </text:span>00<text:span text:style-name="T2"> </text:span>00<text:span text:style-name="T2"> <text:s/></text:span>movl<text:span text:style-name="T2"> <text:s text:c="2"/></text:span>$0x4,-0x10(%rbp)</text:p>
      <text:p text:style-name="P3"><text:span text:style-name="T2"><text:s text:c="8"/></text:span>8<text:span text:style-name="T2"> </text:span>[1]<text:span text:style-name="T2"> <text:s text:c="6"/></text:span>int<text:span text:style-name="T2"> </text:span>y1<text:span text:style-name="T2"> </text:span>=<text:span text:style-name="T2"> </text:span>2<text:span text:style-name="T2"> </text:span>*<text:span text:style-name="T2"> </text:span>x;</text:p>
      <text:p text:style-name="P3">0x55e3f494f178<text:span text:style-name="T2"> <text:s/></text:span>&lt;+<text:span text:style-name="T2"> <text:s text:c="2"/></text:span>15&gt;<text:span text:style-name="T2"> <text:s text:c="7"/></text:span>8b<text:span text:style-name="T2"> </text:span>45<text:span text:style-name="T2"> </text:span>f0<text:span text:style-name="T2"> <text:s text:c="13"/></text:span>mov<text:span text:style-name="T2"> <text:s text:c="3"/></text:span>-0x10(%rbp),%eax</text:p>
      <text:p text:style-name="P3">0x55e3f494f17b<text:span text:style-name="T2"> <text:s/></text:span>&lt;+<text:span text:style-name="T2"> <text:s text:c="2"/></text:span>18&gt;<text:span text:style-name="T2"> <text:s text:c="7"/></text:span>01<text:span text:style-name="T2"> </text:span>c0<text:span text:style-name="T2"> <text:s text:c="16"/></text:span>add<text:span text:style-name="T2"> <text:s text:c="3"/></text:span>%eax,%eax</text:p>
      <text:p text:style-name="P3">0x55e3f494f17d<text:span text:style-name="T2"> <text:s/></text:span>&lt;+<text:span text:style-name="T2"> <text:s text:c="2"/></text:span>20&gt;<text:span text:style-name="T2"> <text:s text:c="7"/></text:span>89<text:span text:style-name="T2"> </text:span>45<text:span text:style-name="T2"> </text:span>f4<text:span text:style-name="T2"> <text:s text:c="13"/></text:span>mov<text:span text:style-name="T2"> <text:s text:c="3"/></text:span>%eax,-0xc(%rbp)</text:p>
      <text:p text:style-name="P3"><text:span text:style-name="T2"><text:s text:c="8"/></text:span>9<text:span text:style-name="T2"> </text:span>[1]<text:span text:style-name="T2"> <text:s text:c="6"/></text:span>int<text:span text:style-name="T2"> </text:span>y2<text:span text:style-name="T2"> </text:span>=<text:span text:style-name="T2"> </text:span>x<text:span text:style-name="T2"> </text:span>+<text:span text:style-name="T2"> </text:span>17;</text:p>
      <text:p text:style-name="P3">0x55e3f494f180<text:span text:style-name="T2"> <text:s/></text:span>&lt;+<text:span text:style-name="T2"> <text:s text:c="2"/></text:span>23&gt;<text:span text:style-name="T2"> <text:s text:c="7"/></text:span>8b<text:span text:style-name="T2"> </text:span>45<text:span text:style-name="T2"> </text:span>f0<text:span text:style-name="T2"> <text:s text:c="13"/></text:span>mov<text:span text:style-name="T2"> <text:s text:c="3"/></text:span>-0x10(%rbp),%eax</text:p>
      <text:p text:style-name="P3">0x55e3f494f183<text:span text:style-name="T2"> <text:s/></text:span>&lt;+<text:span text:style-name="T2"> <text:s text:c="2"/></text:span>26&gt;<text:span text:style-name="T2"> <text:s text:c="7"/></text:span>83<text:span text:style-name="T2"> </text:span>c0<text:span text:style-name="T2"> </text:span>11<text:span text:style-name="T2"> <text:s text:c="13"/></text:span>add<text:span text:style-name="T2"> <text:s text:c="3"/></text:span>$0x11,%eax</text:p>
      <text:p text:style-name="P3">0x55e3f494f186<text:span text:style-name="T2"> <text:s/></text:span>&lt;+<text:span text:style-name="T2"> <text:s text:c="2"/></text:span>29&gt;<text:span text:style-name="T2"> <text:s text:c="7"/></text:span>89<text:span text:style-name="T2"> </text:span>45<text:span text:style-name="T2"> </text:span>f8<text:span text:style-name="T2"> <text:s text:c="13"/></text:span>mov<text:span text:style-name="T2"> <text:s text:c="3"/></text:span>%eax,-0x8(%rbp)</text:p>
      <text:p text:style-name="P3"><text:span text:style-name="T2"><text:s text:c="8"/></text:span>10<text:span text:style-name="T2"> </text:span>[1]<text:span text:style-name="T2"> <text:s text:c="5"/></text:span>int<text:span text:style-name="T2"> </text:span>y3<text:span text:style-name="T2"> </text:span>=<text:span text:style-name="T2"> </text:span>x<text:span text:style-name="T2"> </text:span>&gt;=<text:span text:style-name="T2"> </text:span>0<text:span text:style-name="T2"> </text:span>?<text:span text:style-name="T2"> </text:span>13<text:span text:style-name="T2"> </text:span>:<text:span text:style-name="T2"> </text:span>7;</text:p>
      <text:p text:style-name="P3">0x55e3f494f189<text:span text:style-name="T2"> <text:s/></text:span>&lt;+<text:span text:style-name="T2"> <text:s text:c="2"/></text:span>32&gt;<text:span text:style-name="T2"> <text:s text:c="7"/></text:span>83<text:span text:style-name="T2"> </text:span>7d<text:span text:style-name="T2"> </text:span>f0<text:span text:style-name="T2"> </text:span>00<text:span text:style-name="T2"> <text:s text:c="10"/></text:span>cmpl<text:span text:style-name="T2"> <text:s text:c="2"/></text:span>$0x0,-0x10(%rbp)</text:p>
      <text:p text:style-name="P3">0x55e3f494f18d<text:span text:style-name="T2"> <text:s/></text:span>&lt;+<text:span text:style-name="T2"> <text:s text:c="2"/></text:span>36&gt;<text:span text:style-name="T2"> <text:s text:c="7"/></text:span>78<text:span text:style-name="T2"> </text:span>07<text:span text:style-name="T2"> <text:s text:c="16"/></text:span>js<text:span text:style-name="T2"> <text:s text:c="4"/></text:span>0x55e3f494f196<text:span text:style-name="T2"> </text:span>&lt;main()+45&gt;</text:p>
      <text:p text:style-name="P3">0x55e3f494f18f<text:span text:style-name="T2"> <text:s/></text:span>&lt;+<text:span text:style-name="T2"> <text:s text:c="2"/></text:span>38&gt;<text:span text:style-name="T2"> <text:s text:c="7"/></text:span>b8<text:span text:style-name="T2"> </text:span>0d<text:span text:style-name="T2"> </text:span>00<text:span text:style-name="T2"> </text:span>00<text:span text:style-name="T2"> </text:span>00<text:span text:style-name="T2"> <text:s text:c="7"/></text:span>mov<text:span text:style-name="T2"> <text:s text:c="3"/></text:span>$0xd,%eax</text:p>
      <text:p text:style-name="P3">0x55e3f494f194<text:span text:style-name="T2"> <text:s/></text:span>&lt;+<text:span text:style-name="T2"> <text:s text:c="2"/></text:span>43&gt;<text:span text:style-name="T2"> <text:s text:c="7"/></text:span>eb<text:span text:style-name="T2"> </text:span>05<text:span text:style-name="T2"> <text:s text:c="16"/></text:span>jmp<text:span text:style-name="T2"> <text:s text:c="3"/></text:span>0x55e3f494f19b<text:span text:style-name="T2"> </text:span>&lt;main()+50&gt;</text:p>
      <text:p text:style-name="P3">0x55e3f494f196<text:span text:style-name="T2"> <text:s/></text:span>&lt;+<text:span text:style-name="T2"> <text:s text:c="2"/></text:span>45&gt;<text:span text:style-name="T2"> <text:s text:c="7"/></text:span>b8<text:span text:style-name="T2"> </text:span>07<text:span text:style-name="T2"> </text:span>00<text:span text:style-name="T2"> </text:span>00<text:span text:style-name="T2"> </text:span>00<text:span text:style-name="T2"> <text:s text:c="7"/></text:span>mov<text:span text:style-name="T2"> <text:s text:c="3"/></text:span>$0x7,%eax</text:p>
      <text:p text:style-name="P3">0x55e3f494f19b<text:span text:style-name="T2"> <text:s/></text:span>&lt;+<text:span text:style-name="T2"> <text:s text:c="2"/></text:span>50&gt;<text:span text:style-name="T2"> <text:s text:c="7"/></text:span>89<text:span text:style-name="T2"> </text:span>45<text:span text:style-name="T2"> </text:span>fc<text:span text:style-name="T2"> <text:s text:c="13"/></text:span>mov<text:span text:style-name="T2"> <text:s text:c="3"/></text:span>%eax,-0x4(%rbp)</text:p>
      <text:p text:style-name="P6"><text:s text:c="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9:15:38.097776024</meta:creation-date>
    <dc:date>2020-10-27T02:01:38.528227490</dc:date>
    <meta:editing-duration>PT2H20M13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30" meta:word-count="185" meta:character-count="1307" meta:non-whitespace-character-count="740"/>
  </office:meta>
</office:document-meta>
</file>